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C00000AD69BD1BD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10pt" officeooo:rsid="0018589d" officeooo:paragraph-rsid="0018589d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30pt" officeooo:rsid="0018eee1" officeooo:paragraph-rsid="0018eee1" style:font-size-asian="26.25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Keep Calm" fo:font-size="54pt" officeooo:rsid="0018eee1" officeooo:paragraph-rsid="0018eee1" style:font-size-asian="54pt" style:font-size-complex="54pt"/>
    </style:style>
    <style:style style:name="T1" style:family="text">
      <style:text-properties officeooo:rsid="0018e2bf"/>
    </style:style>
    <style:style style:name="T2" style:family="text">
      <style:text-properties officeooo:rsid="001a7a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iveur de ligne <text:span text:style-name="T2">et détection de mur</text:span></text:p>
      <text:p text:style-name="P2"><draw:frame draw:style-name="fr1" draw:name="Image1" text:anchor-type="paragraph" svg:x="40.92mm" svg:y="6.88mm" svg:width="88.16mm" svg:height="178.26mm" draw:z-index="0"><draw:image xlink:href="Pictures/100002010000055C00000AD69BD1BDA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33:49.227629000</meta:print-date>
    <dc:date>2015-07-15T17:34:11.453888000</dc:date>
    <meta:editing-duration>PT22M47S</meta:editing-duration>
    <meta:editing-cycles>5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7" meta:character-count="36" meta:non-whitespace-character-count="30"/>
  </office:meta>
</office:document-meta>
</file>